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2eb0" officeooo:paragraph-rsid="00002eb0"/>
    </style:style>
    <style:style style:name="P2" style:family="paragraph" style:parent-style-name="Standard">
      <style:text-properties officeooo:rsid="00002eb0" officeooo:paragraph-rsid="00011c0f"/>
    </style:style>
    <style:style style:name="P3" style:family="paragraph" style:parent-style-name="Standard">
      <style:text-properties fo:color="#009900" officeooo:rsid="00002eb0" officeooo:paragraph-rsid="00002eb0"/>
    </style:style>
    <style:style style:name="P4" style:family="paragraph" style:parent-style-name="Standard">
      <style:text-properties fo:color="#009900" officeooo:rsid="00002eb0" officeooo:paragraph-rsid="0024cae6"/>
    </style:style>
    <style:style style:name="P5" style:family="paragraph" style:parent-style-name="Standard">
      <style:text-properties fo:color="#009900" officeooo:rsid="00002eb0" officeooo:paragraph-rsid="003ac273"/>
    </style:style>
    <style:style style:name="P6" style:family="paragraph" style:parent-style-name="Standard">
      <style:text-properties fo:color="#009900" officeooo:rsid="00002eb0" officeooo:paragraph-rsid="0044315d"/>
    </style:style>
    <style:style style:name="P7" style:family="paragraph" style:parent-style-name="Standard">
      <style:text-properties fo:color="#009900" officeooo:rsid="00002eb0" officeooo:paragraph-rsid="00586d62"/>
    </style:style>
    <style:style style:name="P8" style:family="paragraph" style:parent-style-name="Standard">
      <style:text-properties fo:color="#d8003f" officeooo:rsid="0017c08a" officeooo:paragraph-rsid="0017c08a"/>
    </style:style>
    <style:style style:name="P9" style:family="paragraph" style:parent-style-name="Standard">
      <style:text-properties fo:color="#d8003f" officeooo:rsid="00181cdf" officeooo:paragraph-rsid="00181cdf"/>
    </style:style>
    <style:style style:name="P10" style:family="paragraph" style:parent-style-name="Standard">
      <style:text-properties fo:color="#d8003f" officeooo:rsid="001d060a" officeooo:paragraph-rsid="001d060a"/>
    </style:style>
    <style:style style:name="P11" style:family="paragraph" style:parent-style-name="Standard">
      <style:text-properties fo:color="#d8003f" officeooo:rsid="00207c39" officeooo:paragraph-rsid="00207c39"/>
    </style:style>
    <style:style style:name="P12" style:family="paragraph" style:parent-style-name="Standard">
      <style:text-properties fo:color="#d8003f" officeooo:rsid="00255ae4" officeooo:paragraph-rsid="00255ae4"/>
    </style:style>
    <style:style style:name="P13" style:family="paragraph" style:parent-style-name="Standard">
      <style:text-properties fo:color="#d8003f" officeooo:rsid="00309299" officeooo:paragraph-rsid="00309299"/>
    </style:style>
    <style:style style:name="P14" style:family="paragraph" style:parent-style-name="Standard">
      <style:text-properties fo:color="#d8003f" officeooo:rsid="003255f5" officeooo:paragraph-rsid="003255f5"/>
    </style:style>
    <style:style style:name="P15" style:family="paragraph" style:parent-style-name="Standard">
      <style:text-properties fo:color="#d8003f" officeooo:rsid="006ac22b" officeooo:paragraph-rsid="006ac22b"/>
    </style:style>
    <style:style style:name="P16" style:family="paragraph" style:parent-style-name="Standard">
      <style:text-properties fo:color="#d8003f" officeooo:rsid="006d6d18" officeooo:paragraph-rsid="006d6d18"/>
    </style:style>
    <style:style style:name="P17" style:family="paragraph" style:parent-style-name="Standard">
      <style:text-properties fo:color="#d8003f" officeooo:rsid="006f4baf" officeooo:paragraph-rsid="006f4baf"/>
    </style:style>
    <style:style style:name="P18" style:family="paragraph" style:parent-style-name="Standard">
      <style:text-properties fo:color="#d8003f" officeooo:rsid="00728c9a" officeooo:paragraph-rsid="00728c9a"/>
    </style:style>
    <style:style style:name="P19" style:family="paragraph" style:parent-style-name="Standard">
      <style:text-properties style:use-window-font-color="true" officeooo:rsid="00002eb0" officeooo:paragraph-rsid="0044315d"/>
    </style:style>
    <style:style style:name="P20" style:family="paragraph" style:parent-style-name="Standard">
      <style:text-properties officeooo:rsid="0062a5d7" officeooo:paragraph-rsid="0062a5d7"/>
    </style:style>
    <style:style style:name="P21" style:family="paragraph" style:parent-style-name="Standard">
      <style:text-properties fo:color="#d8003f" officeooo:rsid="00756fd0" officeooo:paragraph-rsid="00756fd0"/>
    </style:style>
    <style:style style:name="P22" style:family="paragraph" style:parent-style-name="Standard">
      <style:text-properties fo:color="#d8003f" officeooo:rsid="0077344b" officeooo:paragraph-rsid="0077344b"/>
    </style:style>
    <style:style style:name="P23" style:family="paragraph" style:parent-style-name="Standard">
      <style:text-properties fo:color="#d8003f" officeooo:rsid="00002eb0" officeooo:paragraph-rsid="00011c0f"/>
    </style:style>
    <style:style style:name="P24" style:family="paragraph" style:parent-style-name="Standard">
      <style:text-properties fo:color="#d8003f" officeooo:rsid="007fc415" officeooo:paragraph-rsid="007fc415"/>
    </style:style>
    <style:style style:name="P25" style:family="paragraph" style:parent-style-name="Standard">
      <style:text-properties fo:color="#d8003f" officeooo:rsid="007ff8b7" officeooo:paragraph-rsid="007ff8b7"/>
    </style:style>
    <style:style style:name="P26" style:family="paragraph" style:parent-style-name="Standard">
      <style:text-properties fo:color="#d8003f" officeooo:rsid="00854645" officeooo:paragraph-rsid="00854645"/>
    </style:style>
    <style:style style:name="P27" style:family="paragraph" style:parent-style-name="Standard">
      <style:text-properties fo:color="#d8003f" officeooo:rsid="008ab584" officeooo:paragraph-rsid="008ab584"/>
    </style:style>
    <style:style style:name="P28" style:family="paragraph" style:parent-style-name="Standard">
      <style:text-properties fo:color="#d8003f" officeooo:rsid="008bc8c3" officeooo:paragraph-rsid="008bc8c3"/>
    </style:style>
    <style:style style:name="P29" style:family="paragraph" style:parent-style-name="Standard">
      <style:text-properties fo:color="#d8003f" officeooo:rsid="008c7483" officeooo:paragraph-rsid="008c7483"/>
    </style:style>
    <style:style style:name="P30" style:family="paragraph" style:parent-style-name="Standard">
      <style:text-properties fo:color="#d8003f" officeooo:rsid="009139fa" officeooo:paragraph-rsid="009139fa"/>
    </style:style>
    <style:style style:name="P31" style:family="paragraph" style:parent-style-name="Standard">
      <style:text-properties fo:color="#d8003f" officeooo:rsid="00983caa" officeooo:paragraph-rsid="00983caa"/>
    </style:style>
    <style:style style:name="P32" style:family="paragraph" style:parent-style-name="Standard">
      <style:text-properties fo:color="#d8003f" officeooo:rsid="009b99c1" officeooo:paragraph-rsid="009b99c1"/>
    </style:style>
    <style:style style:name="P33" style:family="paragraph" style:parent-style-name="Standard">
      <style:text-properties fo:color="#d8003f" officeooo:rsid="009c28d7" officeooo:paragraph-rsid="009c28d7"/>
    </style:style>
    <style:style style:name="P34" style:family="paragraph" style:parent-style-name="Standard">
      <style:text-properties fo:color="#d8003f" officeooo:rsid="00a71c1c" officeooo:paragraph-rsid="00a71c1c"/>
    </style:style>
    <style:style style:name="P35" style:family="paragraph" style:parent-style-name="Standard">
      <style:text-properties fo:color="#d8003f" officeooo:rsid="00a8ea30" officeooo:paragraph-rsid="00a8ea30"/>
    </style:style>
    <style:style style:name="P36" style:family="paragraph" style:parent-style-name="Standard">
      <style:text-properties fo:color="#d8003f" officeooo:rsid="00ad6645" officeooo:paragraph-rsid="00ad6645"/>
    </style:style>
    <style:style style:name="P37" style:family="paragraph" style:parent-style-name="Standard">
      <style:text-properties fo:color="#d8003f" officeooo:rsid="00aed842" officeooo:paragraph-rsid="00aed842"/>
    </style:style>
    <style:style style:name="P38" style:family="paragraph" style:parent-style-name="Standard">
      <style:text-properties fo:color="#d8003f" officeooo:rsid="00b12953" officeooo:paragraph-rsid="00b12953"/>
    </style:style>
    <style:style style:name="P39" style:family="paragraph" style:parent-style-name="Standard">
      <style:text-properties fo:color="#d8003f" officeooo:rsid="00b1e6e8" officeooo:paragraph-rsid="00b1e6e8"/>
    </style:style>
    <style:style style:name="P40" style:family="paragraph" style:parent-style-name="Standard">
      <style:text-properties fo:color="#d8003f" officeooo:rsid="00b70721" officeooo:paragraph-rsid="00b70721"/>
    </style:style>
    <style:style style:name="P41" style:family="paragraph" style:parent-style-name="Standard">
      <style:text-properties officeooo:rsid="00002eb0" officeooo:paragraph-rsid="00002eb0"/>
    </style:style>
    <style:style style:name="P42" style:family="paragraph" style:parent-style-name="Standard">
      <style:text-properties fo:color="#009900" officeooo:rsid="00002eb0" officeooo:paragraph-rsid="00002eb0"/>
    </style:style>
    <style:style style:name="P43" style:family="paragraph" style:parent-style-name="Standard">
      <style:text-properties fo:color="#009900" officeooo:rsid="00002eb0" officeooo:paragraph-rsid="00011c0f"/>
    </style:style>
    <style:style style:name="P44" style:family="paragraph" style:parent-style-name="Standard">
      <style:text-properties fo:color="#009900" officeooo:rsid="00002eb0" officeooo:paragraph-rsid="003ac273"/>
    </style:style>
    <style:style style:name="T1" style:family="text">
      <style:text-properties fo:color="#009900"/>
    </style:style>
    <style:style style:name="T2" style:family="text">
      <style:text-properties style:use-window-font-color="true"/>
    </style:style>
    <style:style style:name="T3" style:family="text">
      <style:text-properties fo:color="#d8003f"/>
    </style:style>
    <style:style style:name="T4" style:family="text">
      <style:text-properties officeooo:rsid="00744698"/>
    </style:style>
    <style:style style:name="T5" style:family="text">
      <style:text-properties officeooo:rsid="0076b4c2"/>
    </style:style>
    <style:style style:name="T6" style:family="text">
      <style:text-properties officeooo:rsid="007890eb"/>
    </style:style>
    <style:style style:name="T7" style:family="text">
      <style:text-properties officeooo:rsid="008141a4"/>
    </style:style>
    <style:style style:name="T8" style:family="text">
      <style:text-properties officeooo:rsid="00873929"/>
    </style:style>
    <style:style style:name="T9" style:family="text">
      <style:text-properties style:font-name="Liberation Serif1"/>
    </style:style>
    <style:style style:name="T10" style:family="text">
      <style:text-properties officeooo:rsid="008d6739"/>
    </style:style>
    <style:style style:name="T11" style:family="text">
      <style:text-properties officeooo:rsid="009393b1"/>
    </style:style>
    <style:style style:name="T12" style:family="text">
      <style:text-properties officeooo:rsid="009870da"/>
    </style:style>
    <style:style style:name="T13" style:family="text">
      <style:text-properties officeooo:rsid="009ec90d"/>
    </style:style>
    <style:style style:name="T14" style:family="text">
      <style:text-properties officeooo:rsid="00a4d2a6"/>
    </style:style>
    <style:style style:name="T15" style:family="text">
      <style:text-properties officeooo:rsid="00a71c1c"/>
    </style:style>
    <style:style style:name="T16" style:family="text">
      <style:text-properties officeooo:rsid="00a7761e"/>
    </style:style>
    <style:style style:name="T17" style:family="text">
      <style:text-properties officeooo:rsid="00b475e6"/>
    </style:style>
    <style:style style:name="T18" style:family="text">
      <style:text-properties officeooo:rsid="00b76c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Jesse, Tom, all,</text:p>
      <text:p text:style-name="P1"/>
      <text:p text:style-name="P1">I am commenting on version “2019-07-22-lamkpublication_v4" of your</text:p>
      <text:p text:style-name="P1">paper. This paper describes nicely the motivation (first time that</text:p>
      <text:p text:style-name="P1">this is measured), the used method and analysis, and the results</text:p>
      <text:p text:style-name="P1">together with a discussion on its implications. Especially the</text:p>
      <text:p text:style-name="P1">analysis and method part is discussed in quite some technical</text:p>
      <text:p text:style-name="P1">detail, which might be needed for this analysis (sometimes I was</text:p>
      <text:p text:style-name="P1">wondering if all details are needed, but that is of course up to you</text:p>
      <text:p text:style-name="P1">and the IRC). In addition, I had the impression that the very last</text:p>
      <text:p text:style-name="P1">paragraph (emission asymmetry) seems to be added later during the</text:p>
      <text:p text:style-name="P1">writing process. It is not (or at least not very clear) in the</text:p>
      <text:p text:style-name="P1">initial motivation and in my opinion also missing in the abstract</text:p>
      <text:p text:style-name="P1">and summary. I think one could work a bit to better integrate it in</text:p>
      <text:p text:style-name="P1">the whole text (especially since most of the appendix adds even more</text:p>
      <text:p text:style-name="P1">details to that specific part).</text:p>
      <text:p text:style-name="P1"/>
      <text:p text:style-name="P1">I have a few general questions and comments here and more minor ones</text:p>
      <text:p text:style-name="P1">in the attached pdf (also there you might find some non-editorial</text:p>
      <text:p text:style-name="P1">ones, I hope that is OK with you):</text:p>
      <text:p text:style-name="P1"/>
      <text:p text:style-name="P1">- In the introduction there is twice an outlook to the results that</text:p>
      <text:p text:style-name="P1">are presented later on (if I am not wrong). I would not do it at</text:p>
      <text:p text:style-name="P1">this stage and focus on existing measurements (none?) and</text:p>
      <text:p text:style-name="P1">theoretical expectations.</text:p>
      <text:p text:style-name="P1">- Very often I had the impression that colloquial terms are used.</text:p>
      <text:p text:style-name="P1">Not being a native speaker I might be wrong, so please feel free to</text:p>
      <text:p text:style-name="P1">ignore my comment if you think that it is not applicable.</text:p>
      <text:p text:style-name="P1">- <text:span text:style-name="T1">When introducing the used nomenclature (L71-73) I think it would</text:span></text:p>
      <text:p text:style-name="P3">be good to be more explicit: "LambdaK for all LambdaK combinations",</text:p>
      <text:p text:style-name="P3">"ΛK+ for ΛK+ ⊕ ΛbarK−", "ΛK- for ΛK- ⊕ ΛbarK+", "ΛK0S for ...". I</text:p>
      <text:p text:style-name="P3">was a bit confused at this stage.</text:p>
      <text:p text:style-name="P1">- "Daughter/mother": these terms are used very often and while we do</text:p>
      <text:p text:style-name="P1">not have a strict guidelines in ALICE on that I personally would</text:p>
      <text:p text:style-name="P1">like to suggest to use a gender neutral form, e.g. "decay products"</text:p>
      <text:p text:style-name="P1">and "decaying particle" or something similar.</text:p>
      <text:p text:style-name="P22">The term “daughter” is pretty standard when discussing the decay of a V0 (I do not believe I use “mother” in the draft). <text:s/>Inserting something like “decay products” in place of “daughter” makes the language feel somewhat cumbersome. <text:s/>To make the language gender neutral, I could use “child” in place of “daughter”, but again the latter is more common in the literature.</text:p>
      <text:p text:style-name="P1">- Figures: I had the impression that many different styles are used.</text:p>
      <text:p text:style-name="P1">Additionally, there are more detailed comments to the figures below.</text:p>
      <text:p text:style-name="P1">But this could be worked on during the collaboration round or after</text:p>
      <text:p text:style-name="P1">in my opinion.</text:p>
      <text:p text:style-name="P1"/>
      <text:p text:style-name="P1">As usual, please feel free to contact me, if something is not clear.</text:p>
      <text:p text:style-name="P1"/>
      <text:p text:style-name="P1">Best regards,</text:p>
      <text:p text:style-name="P1">Michael</text:p>
      <text:p text:style-name="P1"><text:soft-page-break/>=====================================================</text:p>
      <text:p text:style-name="P1">Non-editorial (so you don’t need to address them if you feel this is</text:p>
      <text:p text:style-name="P1">beyond my task here ;) ):</text:p>
      <text:p text:style-name="P1">- Averaging/central value: in the systematic uncertainty section you</text:p>
      <text:p text:style-name="P1">write that you average the data points over all systematic</text:p>
      <text:p text:style-name="P2">variations. I am wondering, how do you average the stat.</text:p>
      <text:p text:style-name="P2">uncertainty? Since this is non-trivial, I guess this was discussed</text:p>
      <text:p text:style-name="P1">with the IRC.</text:p>
      <text:p text:style-name="P17">The statistical uncertainty is taken from the data obtained using the final cut values. <text:s/>So, the statistical error bars are not affected at all by the systematic study. <text:s/>Doing otherwise would seem to mix the statistical and systematic error bars, but if this is the most correct method I can include it in my procedure.</text:p>
      <text:p text:style-name="P1">- Systematic uncertainties, selection criteria: do you vary all</text:p>
      <text:p text:style-name="P1">parameters (table 5) at the same time and build one uncertainty from</text:p>
      <text:p text:style-name="P1">it? Or do you vary line by line and do a quadratic sum? The latter</text:p>
      <text:p text:style-name="P1">would be probably an overestimation in my opinion, since</text:p>
      <text:p text:style-name="P1">correlations would not be taken into account.</text:p>
      <text:p text:style-name="P18">I’m not sure I fully understand the question, but I think our method is closer to the vary all situation than the line by line. <text:s/>For example, for the systematic uncertainty on the data points themselves, the following is employed. <text:s/>We create a correlation <text:span text:style-name="T4">function </text:span>separately for each different <text:span text:style-name="T4">cut and</text:span> parameter value. <text:s/>Taking the LamK0 system as an example, this means we form 33 correlation functions (11 cuts varied, 3 values for each cut). <text:s/><text:span text:style-name="T4">We then average all of these correlation functions and calculate the standard deviations, which are then used as the systematic uncertainty on the final correlation function.</text:span></text:p>
      <text:p text:style-name="P1">- Systematic uncertainties, other contributions: perhaps I missed</text:p>
      <text:p text:style-name="P1">it, but how do you treat uncertainties in two-track cuts (~L160),</text:p>
      <text:p text:style-name="P1">the normalization range (~L180), the BG normalization (L324) and</text:p>
      <text:p text:style-name="P1">other sources of uncertainties to the lambda_ij (or do you assume</text:p>
      <text:p text:style-name="P1">there are none except the tau? I would assume that there should be</text:p>
      <text:p text:style-name="P1">uncertainties on the values in Table 4)?</text:p>
      <text:p text:style-name="P21">The two-track cuts are included in Table 5, as the variation of delta_r.</text:p>
      <text:p text:style-name="P21"/>
      <text:p text:style-name="P21">The normalization range is not included in the systematics, as it affects only the normalization parameters in the fit. </text:p>
      <text:p text:style-name="P21">The BG normalization is also not varied for the systematics, although the form of the background fit function is varied.</text:p>
      <text:p text:style-name="P21">We assume that the variation of tau handles the main systematic contribution to the lambda_ij. <text:s/>Such a variation changes the primary contribution to the correlation function, which has the most effect on the final result.</text:p>
      <text:p text:style-name="P21">I can include these additional systematics (normalization, BG normalization, lambda_ij) if desired or necessary.</text:p>
      <text:p text:style-name="P1"/>
      <text:p text:style-name="P1"/>
      <text:p text:style-name="P1"/>
      <text:p text:style-name="P1">General:</text:p>
      <text:p text:style-name="P1">- I used the guidelines (https://twiki.cern.ch/twiki/bin/view/ALICE/</text:p>
      <text:p text:style-name="P1">GuidelineEditing) for my review. I am listing here things that I</text:p>
      <text:p text:style-name="P1">found in this draft, but better to check again.</text:p>
      <text:p text:style-name="P1">- Avoid using physics slang such as "cuts", "cut tuning", etc. Use</text:p>
      <text:p text:style-name="P1">precise terms; "obtain" instead of "get", "require" instead of "cut</text:p>
      <text:p text:style-name="P1"><text:soft-page-break/>on", "selection criteria" instead of "cuts", etc.</text:p>
      <text:p text:style-name="P1">- Avoid footnotes; they tend to drift onto wrong page. If the</text:p>
      <text:p text:style-name="P1">information is needed, why not having it in the text?</text:p>
      <text:p text:style-name="P1">- <text:span text:style-name="T1">"Pb-Pb" --&gt; "Pb--Pb"</text:span></text:p>
      <text:p text:style-name="P3">- In the guidelines we suggest "space--time" (evolution) instead of</text:p>
      <text:p text:style-name="P3">"space-time", but I am not sure, which one is correct.</text:p>
      <text:p text:style-name="P1">- <text:span text:style-name="T1">Assuming that you use American spelling: In American English, the</text:span></text:p>
      <text:p text:style-name="P3">rule is to use a comma before and after "i.e." and "e.g.".</text:p>
      <text:p text:style-name="P3">- Only capitalize the first word and proper nouns of section and</text:p>
      <text:p text:style-name="P3">subsection headings unless the publisher requires otherwise</text:p>
      <text:p text:style-name="P3">- Avoid ":" before the equation (in particular when it interrupts</text:p>
      <text:p text:style-name="P3">the flow of the sentences)</text:p>
      <text:p text:style-name="P1">-<text:span text:style-name="T1"> I think "bin" is a rather technical term, which I woudl</text:span></text:p>
      <text:p text:style-name="P3">substitute: "centrality bins" --&gt; "centrality percentile ranges" for</text:p>
      <text:p text:style-name="P3">example.</text:p>
      <text:p text:style-name="P1">- I didn’t really check on the tenses, but you might want to check</text:p>
      <text:p text:style-name="P1">again the guidelines on the tense: https://twiki.cern.ch/twiki/bin/</text:p>
      <text:p text:style-name="P1">viewauth/ALICE/GuidelineEditing#Tense</text:p>
      <text:p text:style-name="P1"/>
      <text:p text:style-name="P1"/>
      <text:p text:style-name="P1"/>
      <text:p text:style-name="P1">Title:</text:p>
      <text:p text:style-name="P1">- Usually we try sentences not to start with a symbol. Not sure if</text:p>
      <text:p text:style-name="P1">this applies to titles as well.</text:p>
      <text:p text:style-name="P1"/>
      <text:p text:style-name="P1"/>
      <text:p text:style-name="P1"/>
      <text:p text:style-name="P1">Abstract:</text:p>
      <text:p text:style-name="P1">- L6/7: Repeating "measurements": perhaps one can be replaced</text:p>
      <text:p text:style-name="P3">- L8: the "from" in "from ALICE at the LHC" sounds a bit strange to</text:p>
      <text:p text:style-name="P43">me. Does it refer to "measurements from"?</text:p>
      <text:p text:style-name="P23">“<text:span text:style-name="T6">from” → “recorded by”</text:span></text:p>
      <text:p text:style-name="P2"/>
      <text:p text:style-name="P2"/>
      <text:p text:style-name="P2">Text:</text:p>
      <text:p text:style-name="P3">- L24: "two (or many)-particle" --&gt; "two- (or many-) particle"</text:p>
      <text:p text:style-name="P3">- L27-29: "Current femtoscopic studies are able to extract the size,</text:p>
      <text:p text:style-name="P3">shape, and orientation of the pair emission regions, as well as</text:p>
      <text:p text:style-name="P3">offering estimations of the total time to reach kinetic decoupling</text:p>
      <text:p text:style-name="P3">and the suddenness of particle emission." --&gt; Would be good to add a</text:p>
      <text:p text:style-name="P3">(or several) reference(s) to that statement (perhaps a recent femto</text:p>
      <text:p text:style-name="P3">summary paper?)</text:p>
      <text:p text:style-name="P1">- L29-31: "Non-identical particle analyses additionally allow for</text:p>
      <text:p text:style-name="P1">the measurement of the space-time separation of the single particle</text:p>
      <text:p text:style-name="P1">source emitting regions." --&gt; Reference</text:p>
      <text:p text:style-name="P1">- L31-32: "The momentum and species dependence of femtoscopic</text:p>
      <text:p text:style-name="P1">measurements affirm the collective nature of the hot and dense</text:p>
      <text:p text:style-name="P1">matter created in heavy-ion collisions." --&gt; Reference</text:p>
      <text:p text:style-name="P24">ADDED SINYUKOV, MAYBE NEED ANOTHER</text:p>
      <text:p text:style-name="P1"><text:soft-page-break/>-<text:span text:style-name="T1"> L37-38: "The femtoscopic signal demonstrates that the strong</text:span></text:p>
      <text:p text:style-name="P3">interaction acts..." --&gt; Is this a result of this paper? Or of</text:p>
      <text:p text:style-name="P3">another work? If the latter, then reference is missing. If the</text:p>
      <text:p text:style-name="P3">first, then it would probably good to point that out.</text:p>
      <text:p text:style-name="P1">- L43: "(anti)" --&gt; "(anti-)"? If yes, then twice</text:p>
      <text:p text:style-name="P8">The guidelines show “antibaryon” instead of “anti-baryon”, so it seems antidown would be the correct nomenclature here, <text:span text:style-name="T5">but I am also not certain.</text:span></text:p>
      <text:p text:style-name="P1">- L45: "select regimes" --&gt; "selected regimes"?</text:p>
      <text:p text:style-name="P25">I believe select is appropriate here, as I was trying to convey that the weak coupling regimes are <text:span text:style-name="T7">special. <text:s/>In any case, I’m not entirely certain, so I have removed “select” completely as it is not really needed (i.e. “… except in select regimes of weak coupling” → “...except in the regime of weak coupling”</text:span></text:p>
      <text:p text:style-name="P3">- L46/47: repeated "measurements"</text:p>
      <text:p text:style-name="P3">- L51: as above, "as observed in the ΛK+ system" refers to this</text:p>
      <text:p text:style-name="P3">measurement?</text:p>
      <text:p text:style-name="P9">Yes, this refers to this measurement.</text:p>
      <text:p text:style-name="P3">- L56: the "from" in "from ALICE at the LHC" --&gt; see above</text:p>
      <text:p text:style-name="P3">- L62: "two particle" --&gt; "two-particle"</text:p>
      <text:p text:style-name="P3">- L72: Assuming that you use American spelling: In American English,</text:p>
      <text:p text:style-name="P3">the rule is to use a comma before and after "i.e." and "e.g.". --&gt;</text:p>
      <text:p text:style-name="P3">in this case only one after is needed (since you write it in</text:p>
      <text:p text:style-name="P3">brackets). The later occurrences should be treated accordingly.</text:p>
      <text:p text:style-name="P10">DOUBLE CHECK ALL CASES HANDLED CORRECTLY</text:p>
      <text:p text:style-name="P3">- L73: "ΛK0S , ΛK+ ⊕ ΛK− is simply ΛK+" --&gt; I do not quite</text:p>
      <text:p text:style-name="P3">understand, for "ΛK+ ⊕ ΛK−" you write "ΛK+", but what about "ΛK0S"?</text:p>
      <text:p text:style-name="P11">All cases now written for clarity</text:p>
      <text:p text:style-name="P3">- L75: "dataset" --&gt; "data set"?</text:p>
      <text:p text:style-name="P26">I believe either is correct. <text:s/><text:span text:style-name="T8">This has been removed in the new version of the sentence.</text:span></text:p>
      <text:p text:style-name="P3">- L75: "The dataset analyzed is from" --&gt; sounds strange to me,</text:p>
      <text:p text:style-name="P3">perhaps reformulate?</text:p>
      <text:p text:style-name="P3">- L77: "The events were classified according to their centrality" --</text:p>
      <text:p text:style-name="P3">&gt; I think one should mention the word "percentiles" somewhere.</text:p>
      <text:p text:style-name="P3">- L78: "z-position" --&gt; "z position"?</text:p>
      <text:p text:style-name="P27">z also now in italics</text:p>
      <text:p text:style-name="P3">- L86: "pT" --&gt; "transverse momentum pT" (or was it introduced</text:p>
      <text:p text:style-name="P3">before?)</text:p>
      <text:p text:style-name="P3">- L88/89: "Time-of-Flight (TOF)" --&gt; "Time-Of-Flight (TOF)"</text:p>
      <text:p text:style-name="P1"><text:span text:style-name="T1">- L92: "time-of-flight" --&gt; "time of flight"? Not sure?</text:span></text:p>
      <text:p text:style-name="P3">- L93: "Nσ" --&gt; "nσ"? To be checke din other ALICE papers. If you</text:p>
      <text:p text:style-name="P3">change it, make sure it is done in the full text.</text:p>
      <text:p text:style-name="P28">I have seen both N<text:span text:style-name="T9">σ and nσ. <text:s/>For now, I will keep it as Nσ (since, for instance, the number of events is typically expressed as Nev).</text:span></text:p>
      <text:p text:style-name="P3">- L99: Don't start a sentence with a symbol.</text:p>
      <text:p text:style-name="P3">- L99: What do you mean with "track detection"? Tracking is done</text:p>
      <text:p text:style-name="P3">with TPC only I thought. Or you mean that tracks were also matched</text:p>
      <text:p text:style-name="P3">to the TOF?</text:p>
      <text:p text:style-name="P29">I meant particle identification, not track detection, <text:span text:style-name="T10">for which only the TPC was used. <text:s/>The text has been changed accordingly.</text:span></text:p>
      <text:p text:style-name="P3">- L100: "secondaries" --&gt; "secondary particles" (not sure if</text:p>
      <text:p text:style-name="P3"><text:soft-page-break/>"secondaries" is slang)</text:p>
      <text:p text:style-name="P3">- Table 1: Caption has to be put above, perhaps there could be put a</text:p>
      <text:p text:style-name="P3">few more words to it, e.g. "Charged kaon (K+-) selection criteria"</text:p>
      <text:p text:style-name="P4">- L113: Don't start a sentence with a symbol.</text:p>
      <text:p text:style-name="P4">- L117: Why "point of closest approach", but "distance-of-closest-</text:p>
      <text:p text:style-name="P3">approach"? Is there a reason to have "-" in one and none in the</text:p>
      <text:p text:style-name="P3">other case?</text:p>
      <text:p text:style-name="P12">No. <text:s/>Hyphens removed.</text:p>
      <text:p text:style-name="P3">- L127: Avoid footnotes; they tend to drift onto wrong page. If the</text:p>
      <text:p text:style-name="P3">information is needed, why not having it in the text?</text:p>
      <text:p text:style-name="P30">OK. <text:s/>It was suggested by the IRC that I place this information in a footnote. <text:s/>I believe this information is needed, and I understand how footnotes can be troublesome, so I have <text:span text:style-name="T11">instead included it</text:span> <text:span text:style-name="T11">in</text:span> the text.</text:p>
      <text:p text:style-name="P1">- L130-137: Fix enumerations according to guidelines: "Lists:</text:p>
      <text:p text:style-name="P1">Capitalize and punctuate lists if the items are sentences. If the</text:p>
      <text:p text:style-name="P1">items are one or a couple of words, one uses commas after the item</text:p>
      <text:p text:style-name="P1">and a full stop after the last one - if it ends the sentence started</text:p>
      <text:p text:style-name="P1">before the list itself. If the items are longer than that, use</text:p>
      <text:p text:style-name="P1">sentences."</text:p>
      <text:p text:style-name="P31">I’m not really sure what the correct formatting <text:span text:style-name="T12">is </text:span>here? <text:s/>Items 1 and 3 in the list are not long enough to be sentences, but item 2 is. <text:s/>For now, I will include commas after items 1 and 2, and a full stop after item 3. <text:s/><text:span text:style-name="T12">I will also remove “The” at the beginning of item 2, since now it is not to be considered a full, standalone, sentence. <text:s/>Please advise further if you believe this is not correct.</text:span></text:p>
      <text:p text:style-name="P3">- L144: "Figure" --&gt; "Fig.~" ("Figure" only at the beginning of a</text:p>
      <text:p text:style-name="P3">sentence)</text:p>
      <text:p text:style-name="P3">- Table 2/3: see comment table 1</text:p>
      <text:p text:style-name="P3">- Table 2/3: Daughter Cuts --&gt; not capitalized, in general: why some</text:p>
      <text:p text:style-name="P3">words are written capital in the table and others not? I would have</text:p>
      <text:p text:style-name="P3">them all non-capitalized...</text:p>
      <text:p text:style-name="P3">- Equation 1: the ingredients to that formula are not defined.</text:p>
      <text:p text:style-name="P32">STILL PROBABLY NEEDS A LITTLE WORK</text:p>
      <text:p text:style-name="P3">- L174: "term is contained the particle interaction information" --&gt;</text:p>
      <text:p text:style-name="P3">"term the particle interaction information is contained"</text:p>
      <text:p text:style-name="P3">- L178, 180: Don't start a sentence with a symbol.</text:p>
      <text:p text:style-name="P3">- L186: "binned both in primary vertex location (2 cm bin width) and</text:p>
      <text:p text:style-name="P3">in centrality (5% bin width), and only events within a given bin are</text:p>
      <text:p text:style-name="P3">mixed; i.e. only events of like centrality and of like primary</text:p>
      <text:p text:style-name="P3">vertex location are mixed." --&gt; Instead of using rather technical</text:p>
      <text:p text:style-name="P3">terms such as binning etc. it would probably enough to say that</text:p>
      <text:p text:style-name="P3">"only events of like centrality (within 5%) and of like primary</text:p>
      <text:p text:style-name="P3">vertex location (within 2 cm) are mixed." or similar.</text:p>
      <text:p text:style-name="P3">- L191: "statistics" --&gt; see guidelines: "Statistics" refers to a</text:p>
      <text:p text:style-name="P3">field of mathematics. Avoid the jargon use of "statistics" as a</text:p>
      <text:p text:style-name="P3">substitute for "data": "With more data (not "higher statistics") we</text:p>
      <text:p text:style-name="P3">could measure the Higgs boson mass." Use "improve the statistical</text:p>
      <text:p text:style-name="P3">precision" rather than "improve the statistics".</text:p>
      <text:p text:style-name="P3">- L191: "kT-dependences" --&gt; "kT dependences"?</text:p>
      <text:p text:style-name="P1">- L191-192: "are comparable, so an integrated analysis is</text:p>
      <text:p text:style-name="P1">acceptable." --&gt; where do you show this? If later, then why not</text:p>
      <text:p text:style-name="P1">bringing the statement only later?</text:p>
      <text:p text:style-name="P33"><text:soft-page-break/>This is not explicitly shown, so the language has been changed from “are comparable” to “should be comparable”. <text:s/><text:span text:style-name="T13">This sentence was suggested to be added by the IRC.</text:span></text:p>
      <text:p text:style-name="P3">- Eq. 4: comma missing after equation</text:p>
      <text:p text:style-name="P3">- Eq. 5: I think this equation needs to be split into two lines</text:p>
      <text:p text:style-name="P3">- Eq. 5: comma missing after equation</text:p>
      <text:p text:style-name="P1">- L218: is "fake" colloquial?</text:p>
      <text:p text:style-name="P1">- L219-220: Commas needed around "whose members originate as</text:p>
      <text:p text:style-name="P1">daughters from resonances "</text:p>
      <text:p text:style-name="P13">Including such commas would suggest that “those pairs” refers to the fake pairs from the previous sentence, which they do not. <text:s/><text:span text:style-name="T14">I have removed “Those” from the beginning of the sentence, to make it clearer that I am not talking about fake pairs.</text:span></text:p>
      <text:p text:style-name="P3">- Eq. 6: I would have a "with" before the lambda_ij (perhaps start a</text:p>
      <text:p text:style-name="P3">new equation)</text:p>
      <text:p text:style-name="P3">- Eq. 6: comma missing after equation</text:p>
      <text:p text:style-name="P3">- Eq. 7: comma missing after equation</text:p>
      <text:p text:style-name="P3">- L252-261: I think it would help to write out somewhere the</text:p>
      <text:p text:style-name="P3">reaction between lambda_ij and N_ij. I was confused when reading</text:p>
      <text:p text:style-name="P3">this paragraph (probably reflected in the following comments, some</text:p>
      <text:p text:style-name="P3">of them might be rather naive for that reason).</text:p>
      <text:p text:style-name="P34">The IRC felt such an equation was redundant. <text:s/><text:span text:style-name="T16">Your confusion probably means that I have not done a sufficient job explaining the procedure. <text:s/>However, I do also agree that an equation would be helpful, and have added such an equation back into the text.</text:span></text:p>
      <text:p text:style-name="P3">- L254: "in the experimental sample" --&gt; I am not sure I understand</text:p>
      <text:p text:style-name="P3">correctly, is this taken from experiment or from real data?</text:p>
      <text:p text:style-name="P14">We are trying to estimate the numbers in the experimental sample using simulation, as this information is not available from the real data. <text:s/><text:span text:style-name="T15">However, I can see how this is confusing, and have removed the word “experimental” from the sentence.</text:span></text:p>
      <text:p text:style-name="P3">- L256: "MC HIJING data" --&gt; sound strange to me. Perhaps simply"HIJING simulations"?</text:p>
      <text:p text:style-name="P3">- L257: "which have been run through GEANT to simulate the detector</text:p>
      <text:p text:style-name="P3">response" --&gt; sounds colloquial to me, please reformulate.</text:p>
      <text:p text:style-name="P3">- L261: What is the number of LambdaK pairs? N_ij? I thought this</text:p>
      <text:p text:style-name="P3">would be the number of ij pairs?</text:p>
      <text:p text:style-name="P35">This is the number of LambdaK pairs originating from source ij. <text:s/>I have added this piece of information to clear up the confusion.</text:p>
      <text:p text:style-name="P3">- L263: sound very colloquial to me: "in the eyes of...", "particle</text:p>
      <text:p text:style-name="P3">born from..."</text:p>
      <text:p text:style-name="P3">- L277: "hodgepodge" --&gt; colloquial?</text:p>
      <text:p text:style-name="P36">“hodgepodge” → “mixture”</text:p>
      <text:p text:style-name="P3">- L278: Use passive instead of "we’’/"our". That is not a strict</text:p>
      <text:p text:style-name="P3">rule though...</text:p>
      <text:p text:style-name="P3">- Table 4: caption above table</text:p>
      <text:p text:style-name="P3">- Table 4: don't start with a symbol</text:p>
      <text:p text:style-name="P3">- L294: "generated with MC HIJING data" --&gt; see earlier comment</text:p>
      <text:p text:style-name="P3">- L302: "which" --&gt; ", which"</text:p>
      <text:p text:style-name="P3">- L305: "is due primarily to" --&gt; "is primarily due to"?</text:p>
      <text:p text:style-name="P1">- L305: what about other sources? Not necessarily to be added to the</text:p>
      <text:p text:style-name="P1">text but for my own information...</text:p>
      <text:p text:style-name="P3">- L306: "event-plane angles" --&gt; this term is not defined before,</text:p>
      <text:p text:style-name="P3">also I would write "event plane"</text:p>
      <text:p text:style-name="P37"><text:soft-page-break/>I changed “event-plane angles” to “event planes”. <text:s/>Does event plane need to be defined, or is it part of the basic dictionary for nuclear physicists?</text:p>
      <text:p text:style-name="P3">- L306: avoid footnotes, see earlier comment (also in the footnote</text:p>
      <text:p text:style-name="P3">there is the symbol for the event plane that is not introduced)</text:p>
      <text:p text:style-name="P37">This footnote was added in anticipation of readers wondering if such a technique could eliminate the background. <text:s/>However, this piece of information probably isn’t vital, so the footnote has been removed.</text:p>
      <text:p text:style-name="P3">- L307/308: "intermediate-k∗" and "low-k∗" without "-" in my</text:p>
      <text:p text:style-name="P3">opinion.</text:p>
      <text:p text:style-name="P1">- L308: "but a clean view of it " --&gt; colloquial?</text:p>
      <text:p text:style-name="P3">- L314: remove "(open triangles)", "(closed circles)", "(dashed</text:p>
      <text:p text:style-name="P3">curves)", and "(solid curves)": I am not sure if this detail is</text:p>
      <text:p text:style-name="P3">needed in the text itself, it is enough to have it in the caption</text:p>
      <text:p text:style-name="P3">and/or legend in my opinion.</text:p>
      <text:p text:style-name="P3">- Equation 9,10: comma missing after equation</text:p>
      <text:p text:style-name="P3">- L321-322: "before use with the experimental data" --&gt; is this</text:p>
      <text:p text:style-name="P3">correct english?</text:p>
      <text:p text:style-name="P38">This is correct English. <text:s/>Here “use” is a noun, not a verb. <text:s/>However, I have changed “use” → “application” to avoid any confusion for non-native speakers.</text:p>
      <text:p text:style-name="P1">- L331: "This rotation rids the pairs of any femtoscopic</text:p>
      <text:p text:style-name="P1">correlation" --&gt; I was not aware of the term "to rid sth", but I</text:p>
      <text:p text:style-name="P1">trust you here as native speakers.</text:p>
      <text:p text:style-name="P3">- L339: "between all analyses" --&gt; A relationship can only be</text:p>
      <text:p text:style-name="P3">"between" two things. For three or more things, use "among". Check</text:p>
      <text:p text:style-name="P3">also other occasions of "between"...</text:p>
      <text:p text:style-name="P3">- L341: Why not adding the "N" once more after "normalization</text:p>
      <text:p text:style-name="P3">parameter", just to be clear.</text:p>
      <text:p text:style-name="P3">- L335-341: I am wondering, why alpha and beta from the background</text:p>
      <text:p text:style-name="P3">are not mentioned here? They are extracted for each pair and</text:p>
      <text:p text:style-name="P3">centrality seperately, I guess?</text:p>
      <text:p text:style-name="P39">The background is not mentioned here because it is not really part of the correlation function, but rather <text:s/>a correction to the correlation function. <text:s/><text:span text:style-name="T17">I can try to clarify this further in the text if you think it is confusing.</text:span></text:p>
      <text:p text:style-name="P3">- Equation 11: comma missing after equation</text:p>
      <text:p text:style-name="P3">- L361 and following: "errors" --&gt; "uncertainties"</text:p>
      <text:p text:style-name="P1">- L361-362: "To quantify the systematic errors on the data, all</text:p>
      <text:p text:style-name="P1">correlation functions built using all varied cut values were bin-by-</text:p>
      <text:p text:style-name="P1">bin averaged, and the resulting variance of each bin was taken as</text:p>
      <text:p text:style-name="P1">the systematic error" --&gt; I do not understand what was done here,</text:p>
      <text:p text:style-name="P1">probably needs reformulation. I think it would help to start with</text:p>
      <text:p text:style-name="P1">the fact that selection criteria were varied to estimate the</text:p>
      <text:p text:style-name="P1">systematic uncertainties and then you can explain the detail of</text:p>
      <text:p text:style-name="P1">which value was taken as central and which as uncertainty...</text:p>
      <text:p text:style-name="P3">- Table 5: caption above table, don't start with a symbol.</text:p>
      <text:p text:style-name="P43">- Table 5: See comment in guidelines on "systematics":</text:p>
      <text:p text:style-name="P43">"Systematics" is not an English word. Use "systematic uncertainty"</text:p>
      <text:p text:style-name="P3">or "systematic bias" instead.</text:p>
      <text:p text:style-name="P3">- L380: "between the different ΛK charge" --&gt; see comment above for</text:p>
      <text:p text:style-name="P3">"between"</text:p>
      <text:p text:style-name="P3">- L385: "represent statistical errors, while boxes represent</text:p>
      <text:p text:style-name="P3"><text:soft-page-break/>systematic errors" --&gt; I would move this information to the caption.</text:p>
      <text:p text:style-name="P3">- L385-388: also the details on the style of lines could be moved to</text:p>
      <text:p text:style-name="P3">the caption, in the text I woudl just mention what is shown (but w/</text:p>
      <text:p text:style-name="P3">o its representation on the figure).</text:p>
      <text:p text:style-name="P3">- L390: "30-50%" --&gt; "30--50%"</text:p>
      <text:p text:style-name="P3">- Caption Fig.3: I would at least add a short description of what</text:p>
      <text:p text:style-name="P3">the lines are. And also mention systematic uncertainties.</text:p>
      <text:p text:style-name="P3">- L410: reformulate "vs."</text:p>
      <text:p text:style-name="P3">- L412: "Figure" -&gt; "Fig.~" (see comment above)</text:p>
      <text:p text:style-name="P3">- L412: reformulate "vs."</text:p>
      <text:p text:style-name="P3">- L413: "centralities" --&gt; "centrality ranges"</text:p>
      <text:p text:style-name="P3">- L414: avoid footnotes, see earlier comment</text:p>
      <text:p text:style-name="P40">I have taken the information out of the footnote and placed it in the text. <text:s/>A precise definition of the pair transverse mass for non-identical particles is difficult to find in the literature, which is why I have included this piece of information <text:span text:style-name="T18">in the text</text:span>. <text:s/>However, this can be omitted if you think it is unnecessary.</text:p>
      <text:p text:style-name="P1">- L429 and 432/433: "out","side","long" not introduced, or do you</text:p>
      <text:p text:style-name="P1">consider it clear from mentioning "LCMS"?</text:p>
      <text:p text:style-name="P1">- L438: "to the second moments " --&gt; probably it is just me that</text:p>
      <text:p text:style-name="P1">doesn't understand the connection, but how do we measure the second</text:p>
      <text:p text:style-name="P1">moments?</text:p>
      <text:p text:style-name="P1">- L444 and later: Also "C00", "C11" etc. are not introduced</text:p>
      <text:p text:style-name="P3">- L444: "1D" --&gt; "one-dimensional"</text:p>
      <text:p text:style-name="P1">- L437-452: this paragraph seems somehow "added on top". Since it</text:p>
      <text:p text:style-name="P1">contains a lot of extra information, I think it should be extended a</text:p>
      <text:p text:style-name="P1">bit with a short intro and definitions (see above). Also the results</text:p>
      <text:p text:style-name="P1">of this section are not mentioned in the summary or the abstract,</text:p>
      <text:p text:style-name="P1">aren't they?</text:p>
      <text:p text:style-name="P3">- Caption Fig. 6: Don't start with symbol</text:p>
      <text:p text:style-name="P3">- Caption Fig. 6: "1D" --&gt; "one-dimensional"</text:p>
      <text:p text:style-name="P3">- Caption Fig. 6: "a non-zero value reveals the asymmetry" -&gt; "."</text:p>
      <text:p text:style-name="P3">missing?</text:p>
      <text:p text:style-name="P3">- Table 6: caption above table</text:p>
      <text:p text:style-name="P3">- Table 6: "(sys.)" --&gt; "(syst.)"</text:p>
      <text:p text:style-name="P1">- Table 6: somehow the style of table 6 looks different than the</text:p>
      <text:p text:style-name="P1">other tables in the paper, but perhaps I am wrong.</text:p>
      <text:p text:style-name="P1"/>
      <text:p text:style-name="P1"/>
      <text:p text:style-name="P1"/>
      <text:p text:style-name="P1">Appendix:</text:p>
      <text:p text:style-name="P1">- L555-556: "rid the correlation functions of the non-femtoscopic</text:p>
      <text:p text:style-name="P1">background" --&gt; see comment above</text:p>
      <text:p text:style-name="P3">- L563: "Figure" --&gt; "Fig.~"</text:p>
      <text:p text:style-name="P1">- L564: "does a very good job" --&gt; colloquial? I would rather write</text:p>
      <text:p text:style-name="P1">that the CF is 1 in regions, where no femto signal is expected?</text:p>
      <text:p text:style-name="P1">- L566: I am wondering, where this appendix B is referenced in the</text:p>
      <text:p text:style-name="P1">text (except in the introductory summary)? If it is not referenced,</text:p>
      <text:p text:style-name="P1">then I would remove the appendix.</text:p>
      <text:p text:style-name="P3">- Eq. B1: comma after equation</text:p>
      <text:p text:style-name="P3"><text:soft-page-break/>- Eq. B1 (and later in the text): should the "C" not be roman (it</text:p>
      <text:p text:style-name="P3">stands for Coulomb and is therefore not a variable)?</text:p>
      <text:p text:style-name="P3">- L572: Don't start a sentence with a symbol</text:p>
      <text:p text:style-name="P5">- L574: Don't start a sentence with a symbol</text:p>
      <text:p text:style-name="P5">- Eq. B2: comma after equation</text:p>
      <text:p text:style-name="P3">- L575: "where, the" --&gt; "where the"</text:p>
      <text:p text:style-name="P3">- Eq. B3: "." after equation</text:p>
      <text:p text:style-name="P3">- Eq. B4: "." after equation</text:p>
      <text:p text:style-name="P3">- Caption Fig. A1: Don't start a sentence with a symbol</text:p>
      <text:p text:style-name="P3">- Caption Fig. A1: "centralities" --&gt; "centrality intervals"</text:p>
      <text:p text:style-name="P3">- L582: "Fig." --&gt; "Figure " (in the beginning of sentences,</text:p>
      <text:p text:style-name="P3">elsewhere "Fig. ")</text:p>
      <text:p text:style-name="P3">- L588: "one-dimension" --&gt; "one-dimensional"</text:p>
      <text:p text:style-name="P1">- L588/589: as commented in the main text the "spherical harmonic</text:p>
      <text:p text:style-name="P1">decomposition" is not introduced anywhere.</text:p>
      <text:p text:style-name="P3">- L605: Remove ")" after Figure number.</text:p>
      <text:p text:style-name="P3">- Caption Fig. C3: Don't start a sentence with a symbol</text:p>
      <text:p text:style-name="P3">- Caption Fig. C3: "centrality bin" --&gt; "centrality interval"</text:p>
      <text:p text:style-name="P1"/>
      <text:p text:style-name="P1"/>
      <text:p text:style-name="P1"/>
      <text:p text:style-name="P1">References</text:p>
      <text:p text:style-name="P3">- "et al." not in italics</text:p>
      <text:p text:style-name="P3">- [8]: "The alice experiment at the cern lhc" --&gt; Why everything</text:p>
      <text:p text:style-name="P3">non-capital?</text:p>
      <text:p text:style-name="P3">- [8]: Why there is this extra link here? This is not there for</text:p>
      <text:p text:style-name="P3">other references.</text:p>
      <text:p text:style-name="P1">- [15]: journal etc. missing</text:p>
      <text:p text:style-name="P3">- [17]: why not citing the latest version? https://journals.aps.org/</text:p>
      <text:p text:style-name="P3">prd/abstract/10.1103/PhysRevD.98.030001</text:p>
      <text:p text:style-name="P1">- [30]: missing information (links etc.)</text:p>
      <text:p text:style-name="P1"/>
      <text:p text:style-name="P1"/>
      <text:p text:style-name="P1"/>
      <text:p text:style-name="P1">Figures (could also be done during or after Collaboration review):</text:p>
      <text:p text:style-name="P1"/>
      <text:p text:style-name="P1">- check again the guidelines on figures (https://twiki.cern.ch/</text:p>
      <text:p text:style-name="P1">twiki/bin/viewauth/ALICE/GuidelineEditing#Figures_and_Tables)</text:p>
      <text:p text:style-name="P1">- "Clearly indicate the subfigures with (a) (b), (left) (right) etc.</text:p>
      <text:p text:style-name="P1">in the caption." (from guidelines): While this is done in the</text:p>
      <text:p text:style-name="P1">current draft, I was wondering if it would help to actually add (a),</text:p>
      <text:p text:style-name="P1">(b),.. in some of the figures (especially if they have 6 panels) to</text:p>
      <text:p text:style-name="P1">make the description simpler. But of course, i leave it up to you.</text:p>
      <text:p text:style-name="P1">- Be sure to label both axes of a plot and include the units. Give</text:p>
      <text:p text:style-name="P1">the binning of one-dimensional histograms in the y axis label,</text:p>
      <text:p text:style-name="P1">e.g."Events/ 50 MeV"</text:p>
      <text:p text:style-name="P1">- Try to make the figures with a uniform style and size throughout</text:p>
      <text:p text:style-name="P1">the paper (they seem all to have a different style, especially</text:p>
      <text:p text:style-name="P1">5,6,C2,C3)</text:p>
      <text:p text:style-name="P1"><text:soft-page-break/>- Avoid use of triangles in figures</text:p>
      <text:p text:style-name="P1">- XX--YY% instead of XX-YY% (en-dash instead of dash as in the text)</text:p>
      <text:p text:style-name="P1"/>
      <text:p text:style-name="P1"/>
      <text:p text:style-name="P1">- Fig 2:</text:p>
      <text:p text:style-name="P6">-- remove "preliminary"</text:p>
      <text:p text:style-name="P19">-- systematic uncertainties not in the legend</text:p>
      <text:p text:style-name="P3">-- fit not in legend</text:p>
      <text:p text:style-name="P1"/>
      <text:p text:style-name="P1">- Fig 3:</text:p>
      <text:p text:style-name="P7">-- remove "preliminary"</text:p>
      <text:p text:style-name="P3">-- data points not in the legend</text:p>
      <text:p text:style-name="P1">-- systematic uncertainties not in the legend</text:p>
      <text:p text:style-name="P3">-- fit not in legend</text:p>
      <text:p text:style-name="P15">The fit is in the legend of the top left panel.</text:p>
      <text:p text:style-name="P1"/>
      <text:p text:style-name="P1">- Fig 4:</text:p>
      <text:p text:style-name="P3">-- remove "preliminary"</text:p>
      <text:p text:style-name="P1">-- systematic uncertainties not in the legend</text:p>
      <text:p text:style-name="P3">-- I am wondering, if one should write the reference directly into</text:p>
      <text:p text:style-name="P3">the legend (as this is usually done in other ALICE papers), this</text:p>
      <text:p text:style-name="P3">would make also the additional substitution obsolete ([A] = [2]</text:p>
      <text:p text:style-name="P3">etc.)</text:p>
      <text:p text:style-name="P3">-- Suppress the horizontal lines at the end of the error bars</text:p>
      <text:p text:style-name="P1"/>
      <text:p text:style-name="P1">- Fig 5:</text:p>
      <text:p text:style-name="P1">-- systematic uncertainties not in the legend</text:p>
      <text:p text:style-name="P1"/>
      <text:p text:style-name="P1">- Fig 6:</text:p>
      <text:p text:style-name="P3">-- add "ALICE" and collision system</text:p>
      <text:p text:style-name="P3">-- add legend with data <text:span text:style-name="T2">and systematic uncertainties</text:span></text:p>
      <text:p text:style-name="P1"/>
      <text:p text:style-name="P1">- Fig C1:</text:p>
      <text:p text:style-name="P1">-- systematic uncertainties not in the legend</text:p>
      <text:p text:style-name="P3">-- the large brackets in the fit formula look very strange</text:p>
      <text:p text:style-name="P20"><text:span text:style-name="T3">Removed</text:span> </text:p>
      <text:p text:style-name="P3">-- "N" in "dN" italic, "t" in "Delta t*" italic</text:p>
      <text:p text:style-name="P1">-- are these observables (r* and t*) explained actually in the text?</text:p>
      <text:p text:style-name="P1"/>
      <text:p text:style-name="P1">- Fig C2:</text:p>
      <text:p text:style-name="P3">-- legend missing: what are the symbols, what is the line? Somewhere</text:p>
      <text:p text:style-name="P3">should be written Terminator on the text</text:p>
      <text:p text:style-name="P1"/>
      <text:p text:style-name="P1">- Fig C3:</text:p>
      <text:p text:style-name="P1">-- systematic uncertainties not in the legend</text:p>
      <text:p text:style-name="P3">-- light green and magenta shouldn't be used (invisible in</text:p>
      <text:p text:style-name="P3">projections)</text:p>
      <text:p text:style-name="P16">Made colors darker for n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1:38:56.940053763</meta:creation-date>
    <dc:date>2019-08-22T17:42:00.364139140</dc:date>
    <meta:editing-duration>PT17H1M50S</meta:editing-duration>
    <meta:editing-cycles>95</meta:editing-cycles>
    <meta:generator>LibreOffice/5.1.6.2$Linux_X86_64 LibreOffice_project/10m0$Build-2</meta:generator>
    <meta:document-statistic meta:table-count="0" meta:image-count="0" meta:object-count="0" meta:page-count="10" meta:paragraph-count="411" meta:word-count="4297" meta:character-count="24471" meta:non-whitespace-character-count="20612"/>
  </office:meta>
</office:document-meta>
</file>